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e833" officeooo:paragraph-rsid="000ce833"/>
    </style:style>
    <style:style style:name="P2" style:family="paragraph" style:parent-style-name="Standard">
      <style:text-properties officeooo:rsid="000d7f56" officeooo:paragraph-rsid="000d7f56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d7f56" officeooo:paragraph-rsid="000d7f56" style:font-weight-asian="bold" style:font-weight-complex="bold"/>
    </style:style>
    <style:style style:name="P4" style:family="paragraph" style:parent-style-name="Standard">
      <style:text-properties fo:font-weight="bold" officeooo:rsid="000d7f56" officeooo:paragraph-rsid="000d7f56" style:font-weight-asian="bold" style:font-weight-complex="bold"/>
    </style:style>
    <style:style style:name="T1" style:family="text">
      <style:text-properties officeooo:rsid="001001b8"/>
    </style:style>
    <style:style style:name="T2" style:family="text">
      <style:text-properties officeooo:rsid="0011d3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Программа сознания</text:p>
      <text:p text:style-name="P1"/>
      <text:p text:style-name="P4">Дневная</text:p>
      <text:p text:style-name="P1"/>
      <text:p text:style-name="P1">Моя цель <text:span text:style-name="T1">быть союзником Бога</text:span>. Я стремлюсь к раскрытию собственного <text:span text:style-name="T1">потенциала</text:span>. Я питаюсь рисом и курицей. Я медитирую 3 раза в день: утром, в обед и вечером. Когда я гуляю с псом я отбрасываю мысли и соединяюсь с природой, с небом. Когда я работаю, я полностью погружен в процесс. Я внимателен. <text:span text:style-name="T2">Я стараюсь контролировать содержимое моего восприятия. </text:span>Я отбрасываю негативные мысли, когда бы они не пришли ко мне. Я против скверны. Я поддерживаю порядок и чистоту: своего тела, своего дома, своих мыслей, своей души. Я слежу за тем, чтобы я всегда чувствовал себя бодрым. Я пью мёд <text:span text:style-name="T1">и воду</text:span>. Я веду упорядоченную жизнь. <text:span text:style-name="T1">Я стремлюсь сохранять спокойствие в любых обстоятельствах.</text:span> Перед сном я мечтаю о мире, в котором я хочу и буду жить завтра. Каждое утро, вечер и день я вспоминаю это. </text:p>
      <text:p text:style-name="P1"/>
      <text:p text:style-name="P4">Ночная</text:p>
      <text:p text:style-name="P1"/>
      <text:p text:style-name="P2">Я запоминаю и записываю свои сны. Я стремлюсь обрести контроль над своей психикой. На пробуждении ночью я повторяю это. Я не тело, не ум и не чувство. Я наблюдатель. Я пространство. И тишина между мыслями. Мой ум мой слуга. Я его господин. Я чувство присутствия. Я блаженство. Я есь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1T21:13:22.355214584</meta:creation-date>
    <dc:date>2020-12-21T23:35:48.473841225</dc:date>
    <meta:editing-duration>PT16M3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185" meta:character-count="1098" meta:non-whitespace-character-count="917"/>
  </office:meta>
</office:document-meta>
</file>